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e49" officeooo:paragraph-rsid="0012ee49"/>
    </style:style>
    <style:style style:name="P2" style:family="paragraph" style:parent-style-name="Standard">
      <style:text-properties officeooo:rsid="001453a9" officeooo:paragraph-rsid="001453a9"/>
    </style:style>
    <style:style style:name="P3" style:family="paragraph" style:parent-style-name="Standard">
      <style:text-properties officeooo:rsid="001453a9" officeooo:paragraph-rsid="001498ee"/>
    </style:style>
    <style:style style:name="P4" style:family="paragraph" style:parent-style-name="Standard">
      <style:text-properties officeooo:rsid="00163ceb" officeooo:paragraph-rsid="00163ceb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53a9" officeooo:paragraph-rsid="001498ee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a34a" officeooo:paragraph-rsid="0014a34a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rsid="0015325c" officeooo:paragraph-rsid="0015325c"/>
    </style:style>
    <style:style style:name="P9" style:family="paragraph" style:parent-style-name="Standard">
      <style:text-properties officeooo:rsid="0012ee49" officeooo:paragraph-rsid="0012ee49"/>
    </style:style>
    <style:style style:name="P10" style:family="paragraph" style:parent-style-name="Standard">
      <style:text-properties officeooo:rsid="00163ceb" officeooo:paragraph-rsid="0012ee49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8e955"/>
    </style:style>
    <style:style style:name="P1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151ba" officeooo:paragraph-rsid="001151ba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a34a" officeooo:paragraph-rsid="0014a34a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1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a465e"/>
    </style:style>
    <style:style style:name="P19" style:family="paragraph" style:parent-style-name="Text_20_body">
      <style:text-properties officeooo:rsid="001783bd" officeooo:paragraph-rsid="001783bd"/>
    </style:style>
    <style:style style:name="P20" style:family="paragraph" style:parent-style-name="Text_20_body">
      <style:text-properties officeooo:paragraph-rsid="001783b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3ceb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65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officeooo:rsid="001498ee"/>
    </style:style>
    <style:style style:name="T7" style:family="text">
      <style:text-properties officeooo:rsid="001783bd"/>
    </style:style>
    <style:style style:name="T8" style:family="text">
      <style:text-properties officeooo:rsid="0018e955"/>
    </style:style>
    <style:style style:name="T9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TIVIDADE PŔATICA CONFIGURAÇÃO DE INTERFACE</text:p>
      <text:p text:style-name="P14"/>
      <text:p text:style-name="P7"><text:bookmark text:name="docs-internal-guid-f48c06a1-09dc-202d-eb8d-f8184a6c070e"/><text:span text:style-name="T1">Questão 01</text:span><text:span text:style-name="T2">. Defina default gateway (ou gateway padrão) de acordo com o comportamento observado. </text:span></text:p>
      <text:p text:style-name="P15"/>
      <text:p text:style-name="P16">Resposta: Trata-se do endereço de comunicação com outras redes.</text:p>
      <text:p text:style-name="P14"/>
      <text:p text:style-name="P7"><text:bookmark text:name="docs-internal-guid-f48c06a1-09dc-612a-2b9e-87e63ede9b9e"/><text:span text:style-name="T1">Questão 02</text:span><text:span text:style-name="T2">. O que a alteração do endereço mac da placa de rede pode ocasionar? Identifique apenas um caso.</text:span></text:p>
      <text:p text:style-name="P15"/>
      <text:p text:style-name="P8"><text:span text:style-name="T2">Resposta: Caso a interface esteja em uso, a mensagem “Dispositivo ou recurso está ocupado - you may need to down the interface” aparecerá na tela, necessitando desativar o dispositivo com o comando ifconfig “INTERFACE” down. </text:span><text:span text:style-name="T3">O ip da máquina foi alterado. </text:span></text:p>
      <text:p text:style-name="Text_20_body"/>
      <text:p text:style-name="P7"><text:span text:style-name="T1">Questão 03</text:span><text:span text:style-name="T2">. Agora identifique quais portas são utilizadas pelos protocolos http, pop3, ssh, telnet, nntp e ftp. Utilize o comando </text:span><text:span text:style-name="T1">grep X /etc/services</text:span><text:span text:style-name="T2">, onde X é o nome do protocolo.</text:span><text:span text:style-name="T5"> </text:span></text:p>
      <text:p text:style-name="P20"/>
      <text:p text:style-name="P20"><text:span text:style-name="T7">http<text:tab/><text:tab/>80/tcp<text:tab/><text:tab/>www<text:tab/><text:tab/># WorldWideWeb HTTP</text:span></text:p>
      <text:p text:style-name="P19">http<text:tab/><text:tab/>80/udp<text:tab/><text:tab/><text:tab/><text:tab/># HyperText Transfer Protocol</text:p>
      <text:p text:style-name="P19">https<text:tab/><text:tab/>443/tcp<text:tab/><text:tab/><text:tab/># http protocol over TLS/SSL</text:p>
      <text:p text:style-name="P19">https<text:tab/><text:tab/>443/udp</text:p>
      <text:p text:style-name="P19">http-alt<text:tab/><text:tab/>8080/tcp<text:tab/><text:tab/>webcache<text:tab/># WWW caching service</text:p>
      <text:p text:style-name="P19">http-alt<text:tab/><text:tab/>8080/udp</text:p>
      <text:p text:style-name="P19"/>
      <text:p text:style-name="P19">pop3<text:tab/><text:tab/>110/tcp<text:tab/><text:tab/>pop-3<text:tab/><text:tab/># POP version 3</text:p>
      <text:p text:style-name="P19">pop3<text:tab/><text:tab/>110/udp<text:tab/><text:tab/>pop-3</text:p>
      <text:p text:style-name="P19">pop3s<text:tab/><text:tab/>995/tcp<text:tab/><text:tab/><text:tab/><text:tab/># POP-3 over SSL</text:p>
      <text:p text:style-name="P19">pop3s<text:tab/><text:tab/>995/udp</text:p>
      <text:p text:style-name="P19"/>
      <text:p text:style-name="P19">ssh<text:tab/><text:tab/>22/tcp<text:tab/><text:tab/><text:tab/><text:tab/># SSH Remote Login Protocol</text:p>
      <text:p text:style-name="P19">ssh<text:tab/><text:tab/>22/udp</text:p>
      <text:p text:style-name="P19"/>
      <text:p text:style-name="P19">telnet<text:tab/><text:tab/>23/tcp</text:p>
      <text:p text:style-name="P19">rtelnet<text:tab/><text:tab/>107/tcp<text:tab/><text:tab/><text:tab/><text:tab/># Remote Telnet</text:p>
      <text:p text:style-name="P19">rtelnet<text:tab/><text:tab/>107/udp</text:p>
      <text:p text:style-name="P19"><text:soft-page-break/>telnets<text:tab/><text:tab/>992/tcp<text:tab/><text:tab/><text:tab/><text:tab/># Telnet over SSL</text:p>
      <text:p text:style-name="P19">telnets<text:tab/><text:tab/>992/udp</text:p>
      <text:p text:style-name="P19">tfido<text:tab/><text:tab/>60177/tcp<text:tab/><text:tab/><text:tab/># fidonet EMSI over telnet</text:p>
      <text:p text:style-name="P19"/>
      <text:p text:style-name="P19">nntp<text:tab/><text:tab/>119/tcp<text:tab/><text:tab/>readnews untp<text:tab/># USENET News Transfer Protocol</text:p>
      <text:p text:style-name="P19">nntps<text:tab/><text:tab/>563/tcp<text:tab/><text:tab/>snntp<text:tab/><text:tab/># NNTP over SSL</text:p>
      <text:p text:style-name="P19">nntps<text:tab/><text:tab/>563/udp<text:tab/><text:tab/>snntp</text:p>
      <text:p text:style-name="P19"/>
      <text:p text:style-name="P19">ftp-data<text:tab/>20/tcp</text:p>
      <text:p text:style-name="P19">ftp<text:tab/><text:tab/>21/tcp</text:p>
      <text:p text:style-name="P19">tftp<text:tab/><text:tab/>69/udp</text:p>
      <text:p text:style-name="P19">sftp<text:tab/><text:tab/>115/tcp</text:p>
      <text:p text:style-name="P19">ftps-data<text:tab/>989/tcp<text:tab/><text:tab/><text:tab/># FTP over SSL (data)</text:p>
      <text:p text:style-name="P19">ftps<text:tab/><text:tab/>990/tcp</text:p>
      <text:p text:style-name="P19">venus-se<text:tab/>2431/udp<text:tab/><text:tab/><text:tab/># udp sftp side effect</text:p>
      <text:p text:style-name="P19">codasrv-se<text:tab/>2433/udp<text:tab/><text:tab/><text:tab/># udp sftp side effect</text:p>
      <text:p text:style-name="P19">gsiftp<text:tab/><text:tab/>2811/tcp</text:p>
      <text:p text:style-name="P19">gsiftp<text:tab/><text:tab/>2811/udp</text:p>
      <text:p text:style-name="P19">frox<text:tab/><text:tab/>2121/tcp<text:tab/><text:tab/><text:tab/># frox: caching ftp proxy</text:p>
      <text:p text:style-name="P19">zope-ftp<text:tab/>8021/tcp<text:tab/><text:tab/><text:tab/># zope management by ftp</text:p>
      <text:p text:style-name="Text_20_body"/>
      <text:p text:style-name="P7"><text:span text:style-name="T1">Questão 04. </text:span><text:span text:style-name="T2">Explique por que e-mails e acessos a sites são realizados via TCP e não UDP.</text:span></text:p>
      <text:p text:style-name="Standard"/>
      <text:p text:style-name="P12"><text:span text:style-name="T8">Resposta: </text:span>O <text:span text:style-name="T9">UDP</text:span> é um protocolo voltado para a <text:span text:style-name="T9">não conexão</text:span>. Simplificando, quando uma máquina <text:span text:style-name="T9">A</text:span> envia pacotes para uma máquina <text:span text:style-name="T9">B</text:span>, o fluxo é unidirecional. Na verdade, a transmissão de dados é feita sem prevenir o destinatário (a máquina B) que, por sua vez, recebe os dados sem avisar ao transmissor (máquina A). Isso se deve ao fato de o encapsulamento dos dados enviados pelo protocolo UDP não permitir transmitir informações sobre o emissor. Portanto, o destinatário não conhece o emissor dos dados, apenas seu IP. </text:p>
      <text:p text:style-name="P12">Ao contrário do UDP, o <text:span text:style-name="T9">TCP</text:span> é voltado para a <text:span text:style-name="T9">conexão</text:span>. Quando a máquina <text:span text:style-name="T9">A</text:span> envia dados para a máquina <text:span text:style-name="T9">B</text:span>, a máquina B é notificada da chegada dos dados e confirma a boa recepção dos mesmos. Aqui, intervém o controle CRC dos dados, baseado em uma equação matemática para verificar a integridade dos dados transmitidos. Assim, se os dados recebidos estiverem corrompidos, o TCP permite que os destinatários peçam ao emissor que reenvie-os. </text:p>
      <text:p text:style-name="P11"/>
      <text:p text:style-name="P7"><text:bookmark text:name="docs-internal-guid-f48c06a1-09dc-75a5-4c86-1c5ab7e61523"/><text:soft-page-break/><text:span text:style-name="T1">Questão 05. </text:span><text:span text:style-name="T2">Vamos listar as conexões TCP e UDP ativas em seu computador. Para tanto, rode </text:span><text:span text:style-name="T1">sudo netstat -lt</text:span><text:span text:style-name="T5"> </text:span><text:span text:style-name="T2">e </text:span><text:span text:style-name="T1">sudo netstat -lu</text:span><text:span text:style-name="T2">, respectivamente. Comente sobre a saída observada e em que circunstâncias o netstat pode ser útil.</text:span></text:p>
      <text:p text:style-name="P7"><text:span text:style-name="T2"/></text:p>
      <text:p text:style-name="P18"><text:span text:style-name="T4">A saída referente ao netstat -lt retornou que há conexões de internet ativas apenas nos servidores. O mesmo acontece com o netstat -lu. </text:span><text:bookmark text:name="mt4"/><text:span text:style-name="T2">Exibe conexões TCP ativas </text:span><text:span text:style-name="T4">e</text:span><text:span text:style-name="T2"> portas em que o computador está escutando.</text:span><text:span text:style-name="T4"><text:tab/></text:span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9:18:40.352806605</meta:creation-date>
    <dc:date>2017-11-29T21:46:36.133679377</dc:date>
    <meta:editing-duration>PT1H7M4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44" meta:word-count="518" meta:character-count="3174" meta:non-whitespace-character-count="2627"/>
  </office:meta>
</office:document-meta>
</file>